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oooc="http://openoffice.org/2004/calc" xmlns:style="urn:oasis:names:tc:opendocument:xmlns:style:1.0" xmlns:fo="urn:oasis:names:tc:opendocument:xmlns:xsl-fo-compatible:1.0" xmlns:number="urn:oasis:names:tc:opendocument:xmlns:datastyle:1.0" xmlns:xlink="http://www.w3.org/1999/xlink">
  <office:automatic-styles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  <style:style style:name="font-style" style:family="table-cell"/>
  </office:automatic-styles>
  <office:body>
    <office:spreadsheet>
      <table:table table:name="MySheet">
        <table:table-row>
          <table:table-cell office:value-type="string" table:style-name="font-style">
            <text:p>Bold Title</text:p>
          </table:table-cell>
          <table:table-cell office:value-type="string" table:style-name="font-style"/>
          <table:table-cell office:value-type="string" table:style-name="font-style"/>
          <table:table-cell office:value-type="string" table:style-name="font-style"/>
        </table:table-row>
        <table:table-row>
          <table:table-cell office:value-type="string" table:style-name="font-style">
            <text:p>italic</text:p>
          </table:table-cell>
          <table:table-cell office:value-type="string" table:style-name="font-style">
            <text:p>underline</text:p>
          </table:table-cell>
          <table:table-cell office:value-type="string" table:style-name="font-style">
            <text:p>pink</text:p>
          </table:table-cell>
          <table:table-cell office:value-type="string" table:style-name="font-style">
            <text:p>borders</text:p>
          </table:table-cell>
        </table:table-row>
        <table:table-row>
          <table:table-cell office:value-type="string" table:style-name="font-style"/>
          <table:table-cell office:value-type="string" table:style-name="font-style"/>
          <table:table-cell office:value-type="string" table:style-name="font-style"/>
          <table:table-cell office:value-type="string" table:style-name="font-style"/>
        </table:table-row>
        <table:table-row>
          <table:table-cell office:value-type="string" table:style-name="font-style">
            <text:p>list_start</text:p>
          </table:table-cell>
          <table:table-cell office:value-type="string" table:style-name="font-style">
            <text:p>list_bold_entry</text:p>
          </table:table-cell>
          <table:table-cell office:value-type="string" table:style-name="font-style">
            <text:p>1.0</text:p>
          </table:table-cell>
          <table:table-cell office:value-type="string" table:style-name="font-style"/>
        </table:table-row>
        <table:table-row>
          <table:table-cell office:value-type="string" table:style-name="font-style">
            <text:p>list_end</text:p>
          </table:table-cell>
          <table:table-cell office:value-type="string" table:style-name="font-style"/>
          <table:table-cell office:value-type="string" table:style-name="font-style">
            <text:p>1.0</text:p>
          </table:table-cell>
          <table:table-cell office:value-type="string" table:style-name="font-style"/>
        </table:table-row>
      </table:table>
      <table:table table:name="Extra Sheet">
        <table:table-row>
          <table:table-cell office:value-type="string" table:style-name="font-style">
            <text:p>Extra</text:p>
          </table:table-cell>
          <table:table-cell office:value-type="string" table:style-name="font-style"/>
          <table:table-cell office:value-type="string" table:style-name="font-style"/>
        </table:table-row>
        <table:table-row>
          <table:table-cell office:value-type="string" table:style-name="font-style"/>
          <table:table-cell office:value-type="string" table:style-name="font-style">
            <text:p>Data</text:p>
          </table:table-cell>
          <table:table-cell office:value-type="string" table:style-name="font-style"/>
        </table:table-row>
        <table:table-row>
          <table:table-cell office:value-type="string" table:style-name="font-style"/>
          <table:table-cell office:value-type="string" table:style-name="font-style"/>
          <table:table-cell office:value-type="string" table:style-name="font-style">
            <text:p>99.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 xmlns:fo="urn:oasis:names:tc:opendocument:xmlns:xsl-fo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  <number:date-style style:name="year-to-day-long">
      <number:year number:style="long"/>
      <number:text>-</number:text>
      <number:month number:style="long"/>
      <number:text>-</number:text>
      <number:day number:style="long"/>
    </number:date-style>
  </office:styles>
</office:document-styles>
</file>